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officeooo:paragraph-rsid="000e731b" style:font-size-asian="12pt" style:font-size-complex="12pt"/>
    </style:style>
    <style:style style:name="P8" style:family="paragraph" style:parent-style-name="Standard" style:list-style-name="L1"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0c0e" officeooo:paragraph-rsid="000d0c0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0c0e" officeooo:paragraph-rsid="000d0c0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e731b" officeooo:paragraph-rsid="000e731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f50ca" officeooo:paragraph-rsid="000e731b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f50ca" officeooo:paragraph-rsid="000f50ca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ab63" officeooo:paragraph-rsid="000dab6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0c0e" officeooo:paragraph-rsid="000d0c0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f50ca" officeooo:paragraph-rsid="000f50c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d27d" officeooo:paragraph-rsid="000ad27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Standard" style:list-style-name="L1">
      <style:paragraph-properties fo:text-align="start" style:justify-single-word="false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Nimbus Mono L"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style:font-name="Nimbus Mono L"/>
    </style:style>
    <style:style style:name="T4" style:family="text">
      <style:text-properties style:font-name="Nimbus Mono L" fo:font-size="12pt" style:font-size-asian="12pt" style:font-size-complex="12pt"/>
    </style:style>
    <style:style style:name="T5" style:family="text">
      <style:text-properties fo:font-size="14pt" fo:font-weight="bold" officeooo:rsid="0010dd0a" style:font-size-asian="14pt" style:font-weight-asian="bold" style:font-size-complex="14pt" style:font-weight-complex="bold"/>
    </style:style>
    <style:style style:name="T6" style:family="text">
      <style:text-properties officeooo:rsid="000e731b"/>
    </style:style>
    <style:style style:name="T7" style:family="text">
      <style:text-properties style:font-name="Nimbus Roman No9 L" style:text-underline-style="solid" style:text-underline-width="auto" style:text-underline-color="font-color" officeooo:rsid="000e731b"/>
    </style:style>
    <style:style style:name="T8" style:family="text">
      <style:text-properties style:font-name="Nimbus Roman No9 L" officeooo:rsid="000e731b"/>
    </style:style>
    <style:style style:name="T9" style:family="text">
      <style:text-properties officeooo:rsid="001097fb"/>
    </style:style>
    <style:style style:name="T10" style:family="text">
      <style:text-properties officeooo:rsid="0010dd0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umentation for <text:span text:style-name="T10">SF_TrackerCrawler</text:span></text:p>
      <text:p text:style-name="P1">from Felix Breidenstein</text:p>
      <text:p text:style-name="P1"/>
      <text:p text:style-name="P3">Index</text:p>
      <text:list xml:id="list3843357396127634054" text:style-name="L1">
        <text:list-item>
          <text:p text:style-name="P6">What i<text:span text:style-name="T10">s SF_TraclerCrawler</text:span></text:p>
        </text:list-item>
        <text:list-item>
          <text:p text:style-name="P6">Download and Installation</text:p>
        </text:list-item>
        <text:list-item>
          <text:p text:style-name="P6">Usage</text:p>
        </text:list-item>
      </text:list>
      <text:p text:style-name="P2"/>
      <text:p text:style-name="P2"/>
      <text:p text:style-name="P1"/>
      <text:list xml:id="list997232333" text:continue-list="list3843357396127634054" text:style-name="L1">
        <text:list-item text:start-value="1">
          <text:p text:style-name="P18">What is <text:span text:style-name="T10">SF_TrackerCrawler</text:span></text:p>
          <text:p text:style-name="P9"/>
        </text:list-item>
        <text:list-item>
          <text:p text:style-name="P18">Download and Installation</text:p>
          <text:p text:style-name="P6"/>
        </text:list-item>
        <text:list-item>
          <text:p text:style-name="P18">U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16:06:47</meta:creation-date>
    <dc:date>2013-08-06T15:33:01</dc:date>
    <meta:editing-duration>P2DT4H56M29S</meta:editing-duration>
    <meta:editing-cycles>8</meta:editing-cycles>
    <meta:generator>LibreOffice/4.0.4.2$Linux_X86_64 LibreOffice_project/400m0$Build-2</meta:generator>
    <meta:document-statistic meta:table-count="0" meta:image-count="0" meta:object-count="0" meta:page-count="1" meta:paragraph-count="9" meta:word-count="27" meta:character-count="185" meta:non-whitespace-character-count="173"/>
  </office:meta>
</office:document-meta>
</file>